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33b" officeooo:paragraph-rsid="001d033b"/>
    </style:style>
    <style:style style:name="P2" style:family="paragraph" style:parent-style-name="Standard">
      <style:paragraph-properties fo:text-align="start" style:justify-single-word="false"/>
      <style:text-properties officeooo:rsid="001d033b" officeooo:paragraph-rsid="001d033b"/>
    </style:style>
    <style:style style:name="P3" style:family="paragraph" style:parent-style-name="Standard" style:list-style-name="L2">
      <style:text-properties officeooo:rsid="001d033b" officeooo:paragraph-rsid="001d033b"/>
    </style:style>
    <style:style style:name="P4" style:family="paragraph" style:parent-style-name="Standard" style:list-style-name="L3">
      <style:text-properties officeooo:rsid="001d033b" officeooo:paragraph-rsid="001d033b"/>
    </style:style>
    <style:style style:name="P5" style:family="paragraph" style:parent-style-name="Standard" style:list-style-name="L4">
      <style:text-properties officeooo:rsid="001d033b" officeooo:paragraph-rsid="001d033b"/>
    </style:style>
    <style:style style:name="P6" style:family="paragraph" style:parent-style-name="Standard" style:list-style-name="L5">
      <style:text-properties officeooo:rsid="001d033b" officeooo:paragraph-rsid="001d033b"/>
    </style:style>
    <style:style style:name="P7" style:family="paragraph" style:parent-style-name="Standard" style:list-style-name="L1">
      <style:text-properties officeooo:paragraph-rsid="001d033b"/>
    </style:style>
    <style:style style:name="T1" style:family="text">
      <style:text-properties officeooo:rsid="001d03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74"/>Help file</text:p>
      <text:p text:style-name="P2"/>
      <text:p text:style-name="P1">creating virtual envirionment</text:p>
      <text:list xml:id="list126373497" text:style-name="L1">
        <text:list-item>
          <text:p text:style-name="P7"><text:span text:style-name="T1">python3 -m venv env</text:span></text:p>
        </text:list-item>
      </text:list>
      <text:p text:style-name="P1"/>
      <text:p text:style-name="P1"/>
      <text:p text:style-name="P1">activate virtual envirionment</text:p>
      <text:list xml:id="list1702896808" text:style-name="L2">
        <text:list-item>
          <text:p text:style-name="P3">source env/bin/activate</text:p>
        </text:list-item>
      </text:list>
      <text:p text:style-name="P1"/>
      <text:p text:style-name="P1">after install packages</text:p>
      <text:p text:style-name="P1"><text:s/></text:p>
      <text:list xml:id="list2549966932" text:style-name="L3">
        <text:list-item>
          <text:p text:style-name="P4">pip install -r requirements.txt </text:p>
        </text:list-item>
      </text:list>
      <text:p text:style-name="P1"/>
      <text:p text:style-name="P1"/>
      <text:p text:style-name="P1">migrate</text:p>
      <text:p text:style-name="P1"/>
      <text:list xml:id="list243636986" text:style-name="L4">
        <text:list-item>
          <text:p text:style-name="P5">python3 manage.py makemigrations</text:p>
        </text:list-item>
      </text:list>
      <text:p text:style-name="P1"/>
      <text:list xml:id="list172351287026990" text:continue-numbering="true" text:style-name="L4">
        <text:list-item>
          <text:p text:style-name="P5">python3 manage.py migrate</text:p>
        </text:list-item>
      </text:list>
      <text:p text:style-name="P1"/>
      <text:p text:style-name="P1"/>
      <text:p text:style-name="P1">run command</text:p>
      <text:p text:style-name="P1"/>
      <text:list xml:id="list1215511593" text:style-name="L5">
        <text:list-item>
          <text:p text:style-name="P6">python3 manage.py runserv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2T17:20:19.065133556</meta:creation-date>
    <dc:date>2024-04-12T17:23:49.111213656</dc:date>
    <meta:editing-duration>PT3M30S</meta:editing-duration>
    <meta:editing-cycles>1</meta:editing-cycles>
    <meta:document-statistic meta:table-count="0" meta:image-count="0" meta:object-count="0" meta:page-count="1" meta:paragraph-count="13" meta:word-count="39" meta:character-count="346" meta:non-whitespace-character-count="249"/>
    <meta:generator>LibreOffice/6.4.7.2$Linux_X86_64 LibreOffice_project/40$Build-2</meta:generator>
  </office:meta>
</office:document-meta>
</file>